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ccfa" officeooo:paragraph-rsid="000accfa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ccfa" officeooo:paragraph-rsid="000accf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ccfa" officeooo:paragraph-rsid="000accf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c7250" officeooo:paragraph-rsid="000c7250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officeooo:rsid="000c7250" officeooo:paragraph-rsid="000c7250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officeooo:rsid="000c7250" officeooo:paragraph-rsid="001ae067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0e198d" officeooo:paragraph-rsid="000e198d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0f0688" officeooo:paragraph-rsid="000f0688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161b08" officeooo:paragraph-rsid="00161b08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1752da" officeooo:paragraph-rsid="001752da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188ec0" officeooo:paragraph-rsid="00188ec0" style:font-size-asian="14pt" style:font-size-complex="14pt"/>
    </style:style>
    <style:style style:name="T1" style:family="text">
      <style:text-properties officeooo:rsid="00108292"/>
    </style:style>
    <style:style style:name="T2" style:family="text">
      <style:text-properties officeooo:rsid="001315c4"/>
    </style:style>
    <style:style style:name="T3" style:family="text">
      <style:text-properties officeooo:rsid="0013a5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2"/>
      <text:p text:style-name="P3">Objectif : Faire notre propre version du jeu « Boggle ».</text:p>
      <text:p text:style-name="P3"/>
      <text:p text:style-name="P3">Principe du jeu : les joueurs gagnent des points en formant des mots à partir d'une grille de lettres aléatoires (en <text:span text:style-name="T2">N*N</text:span>).</text:p>
      <text:p text:style-name="P3"/>
      <text:p text:style-name="P4">Règles :</text:p>
      <text:list xml:id="list5068089896473211905" text:style-name="L1">
        <text:list-item>
          <text:p text:style-name="P7">Entre un et cinq joueurs</text:p>
        </text:list-item>
        <text:list-item>
          <text:p text:style-name="P6">Tou<text:span text:style-name="T1">r</text:span> par tour, changement de grille entre chaque joueur</text:p>
        </text:list-item>
        <text:list-item>
          <text:p text:style-name="P8">Fin du jeu : score à atteindre ou nombre défini de manches</text:p>
        </text:list-item>
        <text:list-item>
          <text:p text:style-name="P10">Mot :</text:p>
          <text:list>
            <text:list-item>
              <text:p text:style-name="P5"><text:span text:style-name="T3">N-1</text:span> lettres minimum pour un mot</text:p>
            </text:list-item>
            <text:list-item>
              <text:p text:style-name="P9">1 point =&gt; 3-4 lettres, 2 pour 5, 3 pour 6, 5 pour 7 et 11 pour 8+</text:p>
            </text:list-item>
            <text:list-item>
              <text:p text:style-name="P5">Partir de n'importe quelle case et utiliser les cases adjacentes</text:p>
            </text:list-item>
            <text:list-item>
              <text:p text:style-name="P5">Ne pas repasser par une case déjà utilisée</text:p>
            </text:list-item>
            <text:list-item>
              <text:p text:style-name="P11">Présent dans le dico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08:12.653853972</meta:creation-date>
    <dc:date>2017-12-05T14:34:04.688048448</dc:date>
    <meta:editing-duration>PT25M46S</meta:editing-duration>
    <meta:editing-cycles>14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121" meta:character-count="578" meta:non-whitespace-character-count="479"/>
  </office:meta>
</office:document-meta>
</file>